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installing-pixymon-on-linux"/>Installing PixyMon on Linux</text:h>
      <text:h text:style-name="Heading_20_1" text:outline-level="1"><text:bookmark text:name="introduction"/>1. Introduction</text:h>
      <text:p text:style-name="Text_20_body">The following procedure will walk you through building PixyMon for Linux. This procedure assumes the following: </text:p>
      <text:list xml:id="list6013057723990441565" text:style-name="L1">
        <text:list-item>
          <text:p text:style-name="P2">Your system has Linux Mint installed</text:p>
        </text:list-item>
        <text:list-item>
          <text:p text:style-name="P2">Pixy firmware has been updated to 1.0.2</text:p>
        </text:list-item>
        <text:list-item>
          <text:p text:style-name="P1">Your system is connected to the internet</text:p>
        </text:list-item>
      </text:list>
      <text:p text:style-name="Text_20_body">The Mint distribution of Linux can be downloaded here: <text:a xlink:type="simple" xlink:href="https://www.linuxmint.com/">http://www.linuxmint.com</text:a> </text:p>
      <text:p text:style-name="Text_20_body">Instructions for updating the Pixy firmware are here: <text:a xlink:type="simple" xlink:href="https://docs.pixycam.com/wiki/doku.php?id=wiki:v2:uploading_new_firmware">Uploading New Firmware</text:a> </text:p>
      <text:p text:style-name="Text_20_body">Although this procedure uses Linux Mint, it <text:span text:style-name="Emphasis">should</text:span> work with any Linux distribution that uses the Debian package manager (e.g. Ubuntu). </text:p>
      <text:h text:style-name="Heading_20_1" text:outline-level="1"><text:bookmark text:name="procedure"/>2. Procedure</text:h>
      <text:h text:style-name="Heading_20_2" text:outline-level="2"><text:bookmark text:name="install-dependencies-for-building-pixymon"/>2.1. Install dependencies for building PixyMon</text:h>
      <text:p text:style-name="Text_20_body">Start the terminal application: </text:p>
      <text:p text:style-name="Text_20_body"><draw:a xlink:type="simple" xlink:href="https://docs.pixycam.com/wiki/lib/exe/detail.php?id=wiki%3Av2%3Ainstalling_pixymon_on_linux&amp;media=wiki:img:78184a8b63cf10782c18339b791db9f85a0d8bc0.png"><draw:frame draw:style-name="fr1" draw:name="Image1" text:anchor-type="as-char" svg:width="14.182cm" svg:height="1.069cm" draw:z-index="0"><draw:image xlink:href="https://docs.pixycam.com/wiki/lib/exe/fetch.php?w=400&amp;tok=7ae8d0&amp;media=wiki:img:78184a8b63cf10782c18339b791db9f85a0d8bc0.png" xlink:type="simple" xlink:show="embed" xlink:actuate="onLoad"/></draw:frame></draw:a> </text:p>
      <text:h text:style-name="Heading_20_3" text:outline-level="3"><text:bookmark text:name="install-git"/>2.1.1. Install git</text:h>
      <text:p text:style-name="Text_20_body">In the terminal window type: </text:p>
      <text:p text:style-name="Text_20_body"><text:span text:style-name="Source_20_Text">sudo apt-get install git</text:span> </text:p>
      <text:h text:style-name="Heading_20_3" text:outline-level="3"><text:bookmark text:name="install-libusb-10-0-dev"/>2.1.2. Install libusb-1.0-0-dev</text:h>
      <text:p text:style-name="Text_20_body">In the terminal window type: </text:p>
      <text:p text:style-name="Text_20_body"><text:span text:style-name="Source_20_Text">sudo apt-get install libusb-1.0-0-dev</text:span> </text:p>
      <text:p text:style-name="Text_20_body"><draw:a xlink:type="simple" xlink:href="https://docs.pixycam.com/wiki/lib/exe/detail.php?id=wiki%3Av2%3Ainstalling_pixymon_on_linux&amp;media=wiki:img:da64e20cd40baefbd00b8bb4fce081a0f9b76abd.png"><draw:frame draw:style-name="fr1" draw:name="Image2" text:anchor-type="as-char" svg:width="14.182cm" svg:height="1.069cm" draw:z-index="1"><draw:image xlink:href="https://docs.pixycam.com/wiki/lib/exe/fetch.php?w=400&amp;tok=31d7a4&amp;media=wiki:img:da64e20cd40baefbd00b8bb4fce081a0f9b76abd.png" xlink:type="simple" xlink:show="embed" xlink:actuate="onLoad"/></draw:frame></draw:a> </text:p>
      <text:h text:style-name="Heading_20_3" text:outline-level="3"><text:bookmark text:name="install-qt"/>2.1.3. Install QT</text:h>
      <text:p text:style-name="Text_20_body">In the terminal window type: </text:p>
      <text:p text:style-name="Text_20_body"><text:soft-page-break/><text:span text:style-name="Source_20_Text">sudo apt-get install qt5-default</text:span></text:p>
      <text:p text:style-name="Text_20_body"><text:span text:style-name="Source_20_Text">sudo apt-get install qt5-qmake</text:span></text:p>
      <text:p text:style-name="Text_20_body"><text:span text:style-name="Source_20_Text">sudo apt-get install qtbase5-dev-tools</text:span></text:p>
      <text:h text:style-name="Heading_20_3" text:outline-level="3"><text:bookmark text:name="install-g-compiler"/>2.1.4. Install g++ (compiler)</text:h>
      <text:p text:style-name="Text_20_body">In the terminal window type: </text:p>
      <text:p text:style-name="Text_20_body"><text:span text:style-name="Source_20_Text">sudo apt-get install g++</text:span> </text:p>
      <text:p text:style-name="Text_20_body"><draw:a xlink:type="simple" xlink:href="https://docs.pixycam.com/wiki/lib/exe/detail.php?id=wiki%3Av2%3Ainstalling_pixymon_on_linux&amp;media=wiki:img:208f77c0feb60df1b578d0a67c31972a6e32e285.png"><draw:frame draw:style-name="fr1" draw:name="Image3" text:anchor-type="as-char" svg:width="14.182cm" svg:height="1.069cm" draw:z-index="2"><draw:image xlink:href="https://docs.pixycam.com/wiki/lib/exe/fetch.php?w=400&amp;tok=287bde&amp;media=wiki:img:208f77c0feb60df1b578d0a67c31972a6e32e285.png" xlink:type="simple" xlink:show="embed" xlink:actuate="onLoad"/></draw:frame></draw:a> </text:p>
      <text:h text:style-name="Heading_20_2" text:outline-level="2"><text:bookmark text:name="building-pixymon"/>2.2. Building PixyMon</text:h>
      <text:h text:style-name="Heading_20_3" text:outline-level="3"><text:bookmark text:name="download-pixy-source-code"/>2.2.1. Download Pixy source code</text:h>
      <text:p text:style-name="Text_20_body">In the terminal window type: </text:p>
      <text:p text:style-name="Text_20_body"><text:span text:style-name="Source_20_Text">git clone https://github.com/charmedlabs/pixy2.git</text:span><text:line-break/><draw:a xlink:type="simple" xlink:href="https://docs.pixycam.com/wiki/lib/exe/detail.php?id=wiki%3Av2%3Ainstalling_pixymon_on_linux&amp;media=wiki:img:dcf634a40148751c2a5f59668335e326013c2183.png"><draw:frame draw:style-name="fr1" draw:name="Image4" text:anchor-type="as-char" svg:width="14.182cm" svg:height="1.069cm" draw:z-index="3"><draw:image xlink:href="https://docs.pixycam.com/wiki/lib/exe/fetch.php?w=400&amp;tok=33a7e4&amp;media=wiki:img:dcf634a40148751c2a5f59668335e326013c2183.png" xlink:type="simple" xlink:show="embed" xlink:actuate="onLoad"/></draw:frame></draw:a> </text:p>
      <text:h text:style-name="Heading_20_3" text:outline-level="3"><text:bookmark text:name="run-the-build-script"/>2.2.2. Run the build script</text:h>
      <text:p text:style-name="Text_20_body">Change directory to the pixy build tools folder and run the build script. </text:p>
      <text:p text:style-name="Text_20_body">In the terminal window type: </text:p>
      <text:p text:style-name="Text_20_body"><text:span text:style-name="Source_20_Text">cd pixy2/scripts</text:span><text:line-break/><text:span text:style-name="Source_20_Text">./build_pixymon_src.sh</text:span> </text:p>
      <text:p text:style-name="Text_20_body">The script will probably take a few minutes to complete. Perhaps this is a good time to make a cup of tea? </text:p>
      <text:h text:style-name="Heading_20_3" text:outline-level="3"><text:bookmark text:name="add-permissions-for-pixy-usb-interface"/>2.2.3. Add permissions for Pixy USB interface</text:h>
      <text:p text:style-name="Text_20_body">In order to communicate with Pixy over USB as a non-root user you must set permissions for Pixy. </text:p>
      <text:p text:style-name="Text_20_body">To do this copy the 'pixy.rules' file to '/etc/udev/rules.d' </text:p>
      <text:p text:style-name="Text_20_body">In the terminal window type: </text:p>
      <text:p text:style-name="Text_20_body"><text:span text:style-name="Source_20_Text">cd ../src/host/linux/</text:span><text:line-break/><text:span text:style-name="Source_20_Text">sudo cp pixy.rules /etc/udev/rules.d/</text:span> </text:p>
      <text:p text:style-name="Text_20_body"><draw:a xlink:type="simple" xlink:href="https://docs.pixycam.com/wiki/lib/exe/detail.php?id=wiki%3Av2%3Ainstalling_pixymon_on_linux&amp;media=wiki:img:4a97375dee1ace2c3a8c6059e99c9c2200f9a342.png"><draw:frame draw:style-name="fr1" draw:name="Image5" text:anchor-type="as-char" svg:width="14.182cm" svg:height="1.069cm" draw:z-index="4"><draw:image xlink:href="https://docs.pixycam.com/wiki/lib/exe/fetch.php?w=400&amp;tok=5fc9dd&amp;media=wiki:img:4a97375dee1ace2c3a8c6059e99c9c2200f9a342.png" xlink:type="simple" xlink:show="embed" xlink:actuate="onLoad"/></draw:frame></draw:a> </text:p>
      <text:h text:style-name="Heading_20_2" text:outline-level="2"><text:bookmark text:name="running-pixymon"/><text:soft-page-break/>2.3. Running PixyMon</text:h>
      <text:h text:style-name="Heading_20_3" text:outline-level="3"><text:bookmark text:name="connect-pixy-to-your-linux-system-using-a-usb-micro-cable"/>2.3.1. Connect Pixy to your Linux system using a USB micro cable</text:h>
      <text:p text:style-name="Text_20_body"><draw:a xlink:type="simple" xlink:href="https://docs.pixycam.com/wiki/lib/exe/detail.php?id=wiki%3Av2%3Ainstalling_pixymon_on_linux&amp;media=wiki:v2:img_5249_result.jpg"><draw:frame draw:style-name="fr1" draw:name="Image6" text:anchor-type="as-char" svg:width="14.182cm" svg:height="1.069cm" draw:z-index="5"><draw:image xlink:href="https://docs.pixycam.com/wiki/lib/exe/fetch.php?w=400&amp;tok=758593&amp;media=wiki:v2:img_5249_result.jpg" xlink:type="simple" xlink:show="embed" xlink:actuate="onLoad"/></draw:frame></draw:a> </text:p>
      <text:h text:style-name="Heading_20_3" text:outline-level="3"><text:bookmark text:name="change-directory-to-the-pixymon-build-folder"/>2.3.2. Change directory to the PixyMon build folder</text:h>
      <text:p text:style-name="Text_20_body">In the terminal window type: </text:p>
      <text:p text:style-name="Text_20_body"><text:span text:style-name="Source_20_Text">cd ../../../build/pixymon/</text:span> </text:p>
      <text:h text:style-name="Heading_20_3" text:outline-level="3"><text:bookmark text:name="run-pixymon"/>2.3.3. Run PixyMon</text:h>
      <text:p text:style-name="Text_20_body">In the terminal window type: </text:p>
      <text:p text:style-name="Text_20_body"><text:span text:style-name="Source_20_Text">./PixyMon</text:span> </text:p>
      <text:p text:style-name="Text_20_body"><draw:a xlink:type="simple" xlink:href="https://docs.pixycam.com/wiki/lib/exe/detail.php?id=wiki%3Av2%3Ainstalling_pixymon_on_linux&amp;media=wiki:img:c3853354ec6a7f9c9f843996e1e05d615a0e355c.png"><draw:frame draw:style-name="fr1" draw:name="Image7" text:anchor-type="as-char" svg:width="14.182cm" svg:height="1.069cm" draw:z-index="6"><draw:image xlink:href="https://docs.pixycam.com/wiki/lib/exe/fetch.php?w=400&amp;tok=2e47e1&amp;media=wiki:img:c3853354ec6a7f9c9f843996e1e05d615a0e355c.png" xlink:type="simple" xlink:show="embed" xlink:actuate="onLoad"/></draw:frame></draw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2:16:13.289378211</meta:creation-date>
    <dc:date>2019-06-28T12:17:06.082646907</dc:date>
    <meta:editing-duration>P0D</meta:editing-duration>
    <meta:editing-cycles>1</meta:editing-cycles>
    <meta:document-statistic meta:table-count="0" meta:image-count="7" meta:object-count="0" meta:page-count="3" meta:paragraph-count="54" meta:word-count="304" meta:character-count="2011" meta:non-whitespace-character-count="1725"/>
    <meta:generator>LibreOffice/4.2.8.2$Linux_X86_64 LibreOffice_project/420m0$Build-2</meta:generator>
  </office:meta>
</office:document-meta>
</file>